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background-color="#ffff00"/>
    </style:style>
    <style:style style:name="P2" style:family="paragraph" style:parent-style-name="Text_20_body">
      <style:text-properties officeooo:rsid="0013e930" officeooo:paragraph-rsid="0013e930"/>
    </style:style>
    <style:style style:name="P3" style:family="paragraph" style:parent-style-name="Text_20_body" style:list-style-name="L1">
      <style:paragraph-properties fo:margin-top="0cm" fo:margin-bottom="0cm" style:contextual-spacing="false"/>
      <style:text-properties fo:background-color="#ffff00"/>
    </style:style>
    <style:style style:name="P4" style:family="paragraph" style:parent-style-name="Text_20_body" style:list-style-name="L1">
      <style:text-properties fo:background-color="#ffff00"/>
    </style:style>
    <style:style style:name="P5" style:family="paragraph" style:parent-style-name="Text_20_body" style:list-style-name="L3">
      <style:paragraph-properties fo:margin-top="0cm" fo:margin-bottom="0cm" style:contextual-spacing="false"/>
      <style:text-properties fo:background-color="#ffff00"/>
    </style:style>
    <style:style style:name="P6" style:family="paragraph" style:parent-style-name="Text_20_body" style:list-style-name="L3">
      <style:text-properties fo:background-color="#ffff00"/>
    </style:style>
    <style:style style:name="P7" style:family="paragraph" style:parent-style-name="Text_20_body">
      <style:text-properties fo:background-color="#ffff00"/>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T1" style:family="text">
      <style:text-properties fo:background-color="#ffff00"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2 – Skapa en simpel butik</text:h>
      <text:p text:style-name="Text_20_body"><text:bookmark text:name="yui_3_17_2_1_1664519396872_67"/><text:span text:style-name="T1">Skapa en konsollaplikation som skall agera som en enkel affär. När programmet körs så ska man få se någon form av </text:span><text:span text:style-name="Strong_20_Emphasis"><text:span text:style-name="T1">meny </text:span></text:span><text:span text:style-name="T1">där man ska kunna välja att </text:span><text:span text:style-name="Strong_20_Emphasis"><text:span text:style-name="T1">registrera ny kund </text:span></text:span><text:span text:style-name="T1">eller </text:span><text:span text:style-name="Strong_20_Emphasis"><text:span text:style-name="T1">logga in</text:span></text:span><text:span text:style-name="T1">. Därefter ska ytterligare en </text:span><text:span text:style-name="Strong_20_Emphasis"><text:span text:style-name="T1">meny </text:span></text:span><text:span text:style-name="T1">visas där man ska kunna välja att </text:span><text:span text:style-name="Strong_20_Emphasis"><text:span text:style-name="T1">handla</text:span></text:span><text:span text:style-name="T1">, </text:span><text:span text:style-name="Strong_20_Emphasis"><text:span text:style-name="T1">se kundvagn </text:span></text:span><text:span text:style-name="T1">eller </text:span><text:span text:style-name="Strong_20_Emphasis"><text:span text:style-name="T1">gå till kassan</text:span></text:span><text:span text:style-name="T1">.</text:span></text:p>
      <text:p text:style-name="Text_20_body"><text:bookmark text:name="yui_3_17_2_1_1664519396872_68"/><text:span text:style-name="T1">Om man väljer att handla ska man få upp </text:span><text:span text:style-name="Strong_20_Emphasis"><text:span text:style-name="T1">minst 3 olika produkter </text:span></text:span><text:span text:style-name="T1">att köpa (t.ex. Korv, Dricka och Äpple). Man ska se </text:span><text:span text:style-name="Strong_20_Emphasis"><text:span text:style-name="T1">pris </text:span></text:span><text:span text:style-name="T1">för varje </text:span><text:span text:style-name="Strong_20_Emphasis"><text:span text:style-name="T1">produkt </text:span></text:span><text:span text:style-name="T1">och kunna lägga till vara i </text:span><text:span text:style-name="Strong_20_Emphasis"><text:span text:style-name="T1">kundvagn</text:span></text:span><text:span text:style-name="T1">.</text:span></text:p>
      <text:p text:style-name="Text_20_body"><text:bookmark text:name="yui_3_17_2_1_1664519396872_62"/><text:span text:style-name="T1">Kundvagnen ska visa alla produkter man lagt i den, styckpriset, antalet och totalpriset samt totala kostnaden för hela kundvagnen. Kundvagnen skall sparas i kund och finnas tillgänglig när man loggar in.</text:span></text:p>
      <text:p text:style-name="P1">När man ska Registrera en ny kund ska man ange Namn och lösenord. Dessa ska sparas och namnet ska inte gå att ändra.</text:p>
      <text:p text:style-name="P1">Väljer man Logga In så ska man skriva in namn och lösenord. Om användaren inte finns registrerad ska programmet skriva ut att kunden inte finns och fråga ifall man vill registrera ny kund. Om lösenordet inte stämmer så ska programmet skriva ut att lösenordet är fel och låta användaren försöka igen.</text:p>
      <text:p text:style-name="Text_20_body"><text:bookmark text:name="yui_3_17_2_1_1664519396872_70"/><text:span text:style-name="T1">Både kund och produkt ska vara separata klasser med</text:span><text:bookmark text:name="yui_3_17_2_1_1664519396872_69"/><text:span text:style-name="T1"> </text:span><text:span text:style-name="Strong_20_Emphasis"><text:span text:style-name="T1">Properties </text:span></text:span><text:span text:style-name="T1">för information och</text:span> <text:span text:style-name="T1">metoder för att räkna ut totalpris och verifiera lösenord.</text:span></text:p>
      <text:p text:style-name="P1"><text:bookmark text:name="yui_3_17_2_1_1664519396872_66"/>I klassen Kund skall det finnas en ToString() som skriver ut Namn, lösenord och kundvagnen på ett snyggt sätt.</text:p>
      <text:h text:style-name="Heading_20_3" text:outline-level="3"><text:bookmark text:name="user-content-för-godkänt"/>För godkänt:</text:h>
      <text:list text:style-name="L1">
        <text:list-item>
          <text:p text:style-name="P3"><text:bookmark text:name="yui_3_17_2_1_1664519396872_72"/>Koden ska fungera enligt ovan beskrivning.</text:p>
        </text:list-item>
        <text:list-item>
          <text:p text:style-name="P3">Man ska kunna få ut korrekt totalpris och antal i kundvagnen.</text:p>
        </text:list-item>
        <text:list-item>
          <text:p text:style-name="P3">ToString() ska vara implementerad.</text:p>
        </text:list-item>
        <text:list-item>
          <text:p text:style-name="P3">Programmet skall fungera utan krasch.</text:p>
        </text:list-item>
        <text:list-item>
          <text:p text:style-name="P3"><text:bookmark text:name="yui_3_17_2_1_1664519396872_71"/>Det skall gå att skapa ny kund, lägga till föremål i kundvagnen, titta i sin kundvagn och sedan fortsätta handla.</text:p>
        </text:list-item>
        <text:list-item>
          <text:p text:style-name="P3">Log in ska fungera för minst 3 fördefinierade kunder.</text:p>
          <text:list>
            <text:list-item>
              <text:p text:style-name="P3">Kund1: Namn="Knatte", Password="123"</text:p>
            </text:list-item>
            <text:list-item>
              <text:p text:style-name="P3">Kund2: Namn="Fnatte", Password="321"</text:p>
            </text:list-item>
            <text:list-item>
              <text:p text:style-name="P3">Kund3: Namn="Tjatte", Password="213"</text:p>
            </text:list-item>
          </text:list>
        </text:list-item>
        <text:list-item>
          <text:p text:style-name="P4"><text:bookmark text:name="yui_3_17_2_1_1664519396872_73"/>Det skall gå att logga ut och in men inget krav på att skapade kunder skall finnas kvar emellan körningar.</text:p>
        </text:list-item>
      </text:list>
      <text:h text:style-name="Heading_20_3" text:outline-level="3"><text:bookmark text:name="user-content-för-väl-godkänt-krävs-även"/>För väl godkänt krävs även:</text:h>
      <text:list text:style-name="L2">
        <text:list-item>
          <text:p text:style-name="P9">Koden ska vara väl strukturerad och lätt att förstå</text:p>
        </text:list-item>
        <text:list-item>
          <text:p text:style-name="P9">Lösningen ska inte innehålla massa onödig kod.</text:p>
        </text:list-item>
        <text:list-item>
          <text:p text:style-name="P9">Det ska vara skalbart och enkelt att utöka.</text:p>
        </text:list-item>
        <text:list-item>
          <text:p text:style-name="P8">Man ska även implementera extrauppgiften enligt nedan.</text:p>
        </text:list-item>
      </text:list>
      <text:h text:style-name="Heading_20_2" text:outline-level="2"><text:bookmark text:name="user-content-obs-extra-uppgift-som-krävs-för-vg"/><text:soft-page-break/>OBS! Extra uppgift som krävs för VG!</text:h>
      <text:p text:style-name="P1">Som Extra uppgift ska man på något sätt implementera 3 nivåer av kund (Gold, Silver och Bronze), dessa ska ha olika mycket rabatt.</text:p>
      <text:list text:style-name="L3">
        <text:list-item>
          <text:p text:style-name="P5">Gold: 15% rabatt på hela köpet</text:p>
        </text:list-item>
        <text:list-item>
          <text:p text:style-name="P5">Silver: 10% rabatt på hela köpet</text:p>
        </text:list-item>
        <text:list-item>
          <text:p text:style-name="P6">Bronze: 5% rabatt på hela köpet</text:p>
        </text:list-item>
      </text:list>
      <text:p text:style-name="P1">Nivåerna skall implementeras med hjälp av arv av basklassen Kund.</text:p>
      <text:p text:style-name="P7">Programmet ska också spara alla registrerade kunder så att de går att använda emellan körningar. (OBS! Kundvagnar behöver ej sparas) Tips: textfil.</text:p>
      <text:p text:style-name="Text_20_body">Man ska också kunna välja att se priser i minst 3 olika valutor (två ytterligare förutom SEK).</text:p>
      <text:p text:style-name="P2">ENUM???</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30T09:54:10.781000000</meta:creation-date>
    <dc:date>2022-10-07T09:54:13.077000000</dc:date>
    <meta:editing-duration>P3DT7H32M40S</meta:editing-duration>
    <meta:editing-cycles>14</meta:editing-cycles>
    <meta:generator>LibreOffice/7.4.0.3$Windows_X86_64 LibreOffice_project/f85e47c08ddd19c015c0114a68350214f7066f5a</meta:generator>
    <meta:document-statistic meta:table-count="0" meta:image-count="0" meta:object-count="0" meta:page-count="2" meta:paragraph-count="33" meta:word-count="475" meta:character-count="2739" meta:non-whitespace-character-count="2313"/>
  </office:meta>
</office:document-meta>
</file>